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ro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4mm" svg:height="89.8mm" svg:x="141.15mm" svg:y="330.66mm">
            <loext:p draw:notify-on-update-of-ranges="Sheet1.B61:Sheet1.B66 Sheet1.C60:Sheet1.C60 Sheet1.C61:Sheet1.C66 Sheet1.D60:Sheet1.D60 Sheet1.D61:Sheet1.D66 Sheet1.E60:Sheet1.E60 Sheet1.E61:Sheet1.E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74mm" svg:height="89.8mm" svg:x="145.64mm" svg:y="58.6mm">
            <loext:p draw:notify-on-update-of-ranges="Sheet1.B12:Sheet1.B12 Sheet1.B13:Sheet1.B18 Sheet1.C12:Sheet1.C12 Sheet1.C13:Sheet1.C18 Sheet1.D12:Sheet1.D12 Sheet1.D13:Sheet1.D18 Sheet1.E12:Sheet1.E12 Sheet1.E13:Sheet1.E18 Sheet1.F12:Sheet1.F12 Sheet1.F13:Sheet1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74mm" svg:height="89.8mm" svg:x="149.11mm" svg:y="182.49mm">
            <loext:p draw:notify-on-update-of-ranges="Sheet1.B37:Sheet1.B37 Sheet1.B38:Sheet1.B43 Sheet1.C37:Sheet1.C37 Sheet1.C38:Sheet1.C43 Sheet1.D37:Sheet1.D37 Sheet1.D38:Sheet1.D43 Sheet1.E37:Sheet1.E37 Sheet1.E38:Sheet1.E43 Sheet1.F37:Sheet1.F37 Sheet1.F38:Sheet1.F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2 Thread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quentiell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std::threads</text:p>
          </table:table-cell>
          <table:table-cell office:value-type="string" calcext:value-type="string">
            <text:p>OpenMP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 x 1000</text:p>
          </table:table-cell>
          <table:table-cell office:value-type="float" office:value="35.895925" calcext:value-type="float">
            <text:p>35,895925</text:p>
          </table:table-cell>
          <table:table-cell office:value-type="float" office:value="21.235075" calcext:value-type="float">
            <text:p>21,235075</text:p>
          </table:table-cell>
          <table:table-cell office:value-type="float" office:value="34.6675" calcext:value-type="float">
            <text:p>34,6675</text:p>
          </table:table-cell>
          <table:table-cell office:value-type="float" office:value="14.040525" calcext:value-type="float">
            <text:p>14,0405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0 x 2000</text:p>
          </table:table-cell>
          <table:table-cell office:value-type="float" office:value="141.73" calcext:value-type="float">
            <text:p>141,73</text:p>
          </table:table-cell>
          <table:table-cell office:value-type="float" office:value="73.0874" calcext:value-type="float">
            <text:p>73,0874</text:p>
          </table:table-cell>
          <table:table-cell office:value-type="float" office:value="107.473" calcext:value-type="float">
            <text:p>107,473</text:p>
          </table:table-cell>
          <table:table-cell office:value-type="float" office:value="39.28977" calcext:value-type="float">
            <text:p>39,289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0 x 3000</text:p>
          </table:table-cell>
          <table:table-cell office:value-type="float" office:value="323.44875" calcext:value-type="float">
            <text:p>323,44875</text:p>
          </table:table-cell>
          <table:table-cell office:value-type="float" office:value="163.28225" calcext:value-type="float">
            <text:p>163,28225</text:p>
          </table:table-cell>
          <table:table-cell office:value-type="float" office:value="260.6372" calcext:value-type="float">
            <text:p>260,6372</text:p>
          </table:table-cell>
          <table:table-cell office:value-type="float" office:value="85.6657" calcext:value-type="float">
            <text:p>85,66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0 x 4000</text:p>
          </table:table-cell>
          <table:table-cell office:value-type="float" office:value="577.36" calcext:value-type="float">
            <text:p>577,36</text:p>
          </table:table-cell>
          <table:table-cell office:value-type="float" office:value="288.2152" calcext:value-type="float">
            <text:p>288,2152</text:p>
          </table:table-cell>
          <table:table-cell office:value-type="float" office:value="458.20975" calcext:value-type="float">
            <text:p>458,20975</text:p>
          </table:table-cell>
          <table:table-cell office:value-type="float" office:value="150.041" calcext:value-type="float">
            <text:p>150,0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0 x 5000</text:p>
          </table:table-cell>
          <table:table-cell office:value-type="float" office:value="913.93425" calcext:value-type="float">
            <text:p>913,93425</text:p>
          </table:table-cell>
          <table:table-cell office:value-type="float" office:value="447.493" calcext:value-type="float">
            <text:p>447,493</text:p>
          </table:table-cell>
          <table:table-cell office:value-type="float" office:value="566.7405" calcext:value-type="float">
            <text:p>566,7405</text:p>
          </table:table-cell>
          <table:table-cell office:value-type="float" office:value="234.3307" calcext:value-type="float">
            <text:p>234,33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0 x 6000</text:p>
          </table:table-cell>
          <table:table-cell office:value-type="float" office:value="1306.5125" calcext:value-type="float">
            <text:p>1306,5125</text:p>
          </table:table-cell>
          <table:table-cell office:value-type="float" office:value="643.515" calcext:value-type="float">
            <text:p>643,515</text:p>
          </table:table-cell>
          <table:table-cell office:value-type="float" office:value="770.2575" calcext:value-type="float">
            <text:p>770,2575</text:p>
          </table:table-cell>
          <table:table-cell office:value-type="float" office:value="338.6947" calcext:value-type="float">
            <text:p>338,694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C13]/[.D13]" office:value-type="float" office:value="1.69040726251261" calcext:value-type="float">
            <text:p>1,6904072625</text:p>
          </table:table-cell>
          <table:table-cell table:formula="of:=[.C13]/[.E13]" office:value-type="float" office:value="1.03543448474796" calcext:value-type="float">
            <text:p>1,0354344847</text:p>
          </table:table-cell>
          <table:table-cell table:formula="of:=[.C13]/[.F13]" office:value-type="float" office:value="2.55659421567213" calcext:value-type="float">
            <text:p>2,556594215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4]/[.D14]" office:value-type="float" office:value="1.93918513998309" calcext:value-type="float">
            <text:p>1,93918514</text:p>
          </table:table-cell>
          <table:table-cell table:formula="of:=[.C14]/[.E14]" office:value-type="float" office:value="1.31874982553758" calcext:value-type="float">
            <text:p>1,3187498255</text:p>
          </table:table-cell>
          <table:table-cell table:formula="of:=[.C14]/[.F14]" office:value-type="float" office:value="3.60730032270487" calcext:value-type="float">
            <text:p>3,607300322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5]/[.D15]" office:value-type="float" office:value="1.98091801160261" calcext:value-type="float">
            <text:p>1,9809180116</text:p>
          </table:table-cell>
          <table:table-cell table:formula="of:=[.C15]/[.E15]" office:value-type="float" office:value="1.24099226817968" calcext:value-type="float">
            <text:p>1,2409922682</text:p>
          </table:table-cell>
          <table:table-cell table:formula="of:=[.C15]/[.F15]" office:value-type="float" office:value="3.77570894768851" calcext:value-type="float">
            <text:p>3,775708947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6]/[.D16]" office:value-type="float" office:value="2.00322536771135" calcext:value-type="float">
            <text:p>2,0032253677</text:p>
          </table:table-cell>
          <table:table-cell table:formula="of:=[.C16]/[.E16]" office:value-type="float" office:value="1.26003429652032" calcext:value-type="float">
            <text:p>1,2600342965</text:p>
          </table:table-cell>
          <table:table-cell table:formula="of:=[.C16]/[.F16]" office:value-type="float" office:value="3.84801487593391" calcext:value-type="float">
            <text:p>3,848014875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7]/[.D17]" office:value-type="float" office:value="2.04234312045105" calcext:value-type="float">
            <text:p>2,0423431205</text:p>
          </table:table-cell>
          <table:table-cell table:formula="of:=[.C17]/[.E17]" office:value-type="float" office:value="1.61261503280602" calcext:value-type="float">
            <text:p>1,6126150328</text:p>
          </table:table-cell>
          <table:table-cell table:formula="of:=[.C17]/[.F17]" office:value-type="float" office:value="3.90018998791025" calcext:value-type="float">
            <text:p>3,900189987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8]/[.D18]" office:value-type="float" office:value="2.03027512956186" calcext:value-type="float">
            <text:p>2,0302751296</text:p>
          </table:table-cell>
          <table:table-cell table:formula="of:=[.C18]/[.E18]" office:value-type="float" office:value="1.69620224405475" calcext:value-type="float">
            <text:p>1,6962022441</text:p>
          </table:table-cell>
          <table:table-cell table:formula="of:=[.C18]/[.F18]" office:value-type="float" office:value="3.85749319372284" calcext:value-type="float">
            <text:p>3,857493193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4 Thread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quentiell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std::threads</text:p>
          </table:table-cell>
          <table:table-cell office:value-type="string" calcext:value-type="string">
            <text:p>OpenMP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 x 1000</text:p>
          </table:table-cell>
          <table:table-cell office:value-type="float" office:value="35.895925" calcext:value-type="float">
            <text:p>35,895925</text:p>
          </table:table-cell>
          <table:table-cell office:value-type="float" office:value="18.1516" calcext:value-type="float">
            <text:p>18,1516</text:p>
          </table:table-cell>
          <table:table-cell office:value-type="float" office:value="26.0216" calcext:value-type="float">
            <text:p>26,0216</text:p>
          </table:table-cell>
          <table:table-cell office:value-type="float" office:value="11.9777825" calcext:value-type="float">
            <text:p>11,97778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0 x 2000</text:p>
          </table:table-cell>
          <table:table-cell office:value-type="float" office:value="141.73" calcext:value-type="float">
            <text:p>141,73</text:p>
          </table:table-cell>
          <table:table-cell office:value-type="float" office:value="86.405875" calcext:value-type="float">
            <text:p>86,405875</text:p>
          </table:table-cell>
          <table:table-cell office:value-type="float" office:value="82.22737" calcext:value-type="float">
            <text:p>82,22737</text:p>
          </table:table-cell>
          <table:table-cell office:value-type="float" office:value="33.05137" calcext:value-type="float">
            <text:p>33,051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0 x 3000</text:p>
          </table:table-cell>
          <table:table-cell office:value-type="float" office:value="323.44875" calcext:value-type="float">
            <text:p>323,44875</text:p>
          </table:table-cell>
          <table:table-cell office:value-type="float" office:value="181.94925" calcext:value-type="float">
            <text:p>181,94925</text:p>
          </table:table-cell>
          <table:table-cell office:value-type="float" office:value="171.7497" calcext:value-type="float">
            <text:p>171,7497</text:p>
          </table:table-cell>
          <table:table-cell office:value-type="float" office:value="67.212575" calcext:value-type="float">
            <text:p>67,2125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0 x 4000</text:p>
          </table:table-cell>
          <table:table-cell office:value-type="float" office:value="577.36" calcext:value-type="float">
            <text:p>577,36</text:p>
          </table:table-cell>
          <table:table-cell office:value-type="float" office:value="281.9697" calcext:value-type="float">
            <text:p>281,9697</text:p>
          </table:table-cell>
          <table:table-cell office:value-type="float" office:value="296.42625" calcext:value-type="float">
            <text:p>296,42625</text:p>
          </table:table-cell>
          <table:table-cell office:value-type="float" office:value="113.23925" calcext:value-type="float">
            <text:p>113,239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0 x 5000</text:p>
          </table:table-cell>
          <table:table-cell office:value-type="float" office:value="913.93425" calcext:value-type="float">
            <text:p>913,93425</text:p>
          </table:table-cell>
          <table:table-cell office:value-type="float" office:value="436.947" calcext:value-type="float">
            <text:p>436,947</text:p>
          </table:table-cell>
          <table:table-cell office:value-type="float" office:value="450.5655" calcext:value-type="float">
            <text:p>450,5655</text:p>
          </table:table-cell>
          <table:table-cell office:value-type="float" office:value="174.63525" calcext:value-type="float">
            <text:p>174,635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0 x 6000</text:p>
          </table:table-cell>
          <table:table-cell office:value-type="float" office:value="1306.5125" calcext:value-type="float">
            <text:p>1306,5125</text:p>
          </table:table-cell>
          <table:table-cell office:value-type="float" office:value="610.23" calcext:value-type="float">
            <text:p>610,23</text:p>
          </table:table-cell>
          <table:table-cell office:value-type="float" office:value="636.4405" calcext:value-type="float">
            <text:p>636,4405</text:p>
          </table:table-cell>
          <table:table-cell office:value-type="float" office:value="245.1835" calcext:value-type="float">
            <text:p>245,183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[.C38]/[.D38]" office:value-type="float" office:value="1.97756258401463" calcext:value-type="float">
            <text:p>1,977562584</text:p>
          </table:table-cell>
          <table:table-cell table:formula="of:=[.C38]/[.E38]" office:value-type="float" office:value="1.37946648169213" calcext:value-type="float">
            <text:p>1,3794664817</text:p>
          </table:table-cell>
          <table:table-cell table:formula="of:=[.C38]/[.F38]" office:value-type="float" office:value="2.99687567377351" calcext:value-type="float">
            <text:p>2,996875673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39]/[.D39]" office:value-type="float" office:value="1.64028198314061" calcext:value-type="float">
            <text:p>1,6402819831</text:p>
          </table:table-cell>
          <table:table-cell table:formula="of:=[.C39]/[.E39]" office:value-type="float" office:value="1.72363532969618" calcext:value-type="float">
            <text:p>1,7236353297</text:p>
          </table:table-cell>
          <table:table-cell table:formula="of:=[.C39]/[.F39]" office:value-type="float" office:value="4.28817322852275" calcext:value-type="float">
            <text:p>4,288173228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40]/[.D40]" office:value-type="float" office:value="1.77768663514689" calcext:value-type="float">
            <text:p>1,7776866351</text:p>
          </table:table-cell>
          <table:table-cell table:formula="of:=[.C40]/[.E40]" office:value-type="float" office:value="1.88325656464029" calcext:value-type="float">
            <text:p>1,8832565646</text:p>
          </table:table-cell>
          <table:table-cell table:formula="of:=[.C40]/[.F40]" office:value-type="float" office:value="4.81232492580444" calcext:value-type="float">
            <text:p>4,812324925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41]/[.D41]" office:value-type="float" office:value="2.04759589416877" calcext:value-type="float">
            <text:p>2,0475958942</text:p>
          </table:table-cell>
          <table:table-cell table:formula="of:=[.C41]/[.E41]" office:value-type="float" office:value="1.94773573527985" calcext:value-type="float">
            <text:p>1,9477357353</text:p>
          </table:table-cell>
          <table:table-cell table:formula="of:=[.C41]/[.F41]" office:value-type="float" office:value="5.09858551694753" calcext:value-type="float">
            <text:p>5,098585516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42]/[.D42]" office:value-type="float" office:value="2.09163639983797" calcext:value-type="float">
            <text:p>2,0916363998</text:p>
          </table:table-cell>
          <table:table-cell table:formula="of:=[.C42]/[.E42]" office:value-type="float" office:value="2.02841595728035" calcext:value-type="float">
            <text:p>2,0284159573</text:p>
          </table:table-cell>
          <table:table-cell table:formula="of:=[.C42]/[.F42]" office:value-type="float" office:value="5.2333893071416" calcext:value-type="float">
            <text:p>5,233389307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43]/[.D43]" office:value-type="float" office:value="2.14101650197467" calcext:value-type="float">
            <text:p>2,141016502</text:p>
          </table:table-cell>
          <table:table-cell table:formula="of:=[.C43]/[.E43]" office:value-type="float" office:value="2.05284311730633" calcext:value-type="float">
            <text:p>2,0528431173</text:p>
          </table:table-cell>
          <table:table-cell table:formula="of:=[.C43]/[.F43]" office:value-type="float" office:value="5.32871298435661" calcext:value-type="float">
            <text:p>5,328712984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8 Thread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quentiell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std::thread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00 x 1000</text:p>
          </table:table-cell>
          <table:table-cell office:value-type="float" office:value="35.895925" calcext:value-type="float">
            <text:p>35,895925</text:p>
          </table:table-cell>
          <table:table-cell office:value-type="float" office:value="33.58825" calcext:value-type="float">
            <text:p>33,58825</text:p>
          </table:table-cell>
          <table:table-cell office:value-type="float" office:value="34.21415" calcext:value-type="float">
            <text:p>34,214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00 x 2000</text:p>
          </table:table-cell>
          <table:table-cell office:value-type="float" office:value="141.73" calcext:value-type="float">
            <text:p>141,73</text:p>
          </table:table-cell>
          <table:table-cell office:value-type="float" office:value="111.91365" calcext:value-type="float">
            <text:p>111,91365</text:p>
          </table:table-cell>
          <table:table-cell office:value-type="float" office:value="117.603" calcext:value-type="float">
            <text:p>117,6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000 x 3000</text:p>
          </table:table-cell>
          <table:table-cell office:value-type="float" office:value="323.44875" calcext:value-type="float">
            <text:p>323,44875</text:p>
          </table:table-cell>
          <table:table-cell office:value-type="float" office:value="198.25" calcext:value-type="float">
            <text:p>198,25</text:p>
          </table:table-cell>
          <table:table-cell office:value-type="float" office:value="241.90875" calcext:value-type="float">
            <text:p>241,9087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000 x 4000</text:p>
          </table:table-cell>
          <table:table-cell office:value-type="float" office:value="577.36" calcext:value-type="float">
            <text:p>577,36</text:p>
          </table:table-cell>
          <table:table-cell office:value-type="float" office:value="330.043" calcext:value-type="float">
            <text:p>330,043</text:p>
          </table:table-cell>
          <table:table-cell office:value-type="float" office:value="390.83125" calcext:value-type="float">
            <text:p>390,831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000 x 5000</text:p>
          </table:table-cell>
          <table:table-cell office:value-type="float" office:value="913.93425" calcext:value-type="float">
            <text:p>913,93425</text:p>
          </table:table-cell>
          <table:table-cell office:value-type="float" office:value="458.86625" calcext:value-type="float">
            <text:p>458,86625</text:p>
          </table:table-cell>
          <table:table-cell office:value-type="float" office:value="586.672" calcext:value-type="float">
            <text:p>586,67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00 x 6000</text:p>
          </table:table-cell>
          <table:table-cell office:value-type="float" office:value="1306.5125" calcext:value-type="float">
            <text:p>1306,5125</text:p>
          </table:table-cell>
          <table:table-cell office:value-type="float" office:value="708.308" calcext:value-type="float">
            <text:p>708,308</text:p>
          </table:table-cell>
          <table:table-cell office:value-type="float" office:value="824.67225" calcext:value-type="float">
            <text:p>824,672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C61]/[.D61]" office:value-type="float" office:value="1.068704829814" calcext:value-type="float">
            <text:p>1,0687048298</text:p>
          </table:table-cell>
          <table:table-cell table:formula="of:=[.C61]/[.E61]" office:value-type="float" office:value="1.04915437034093" calcext:value-type="float">
            <text:p>1,049154370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C62]/[.D62]" office:value-type="float" office:value="1.26642281794937" calcext:value-type="float">
            <text:p>1,2664228179</text:p>
          </table:table-cell>
          <table:table-cell table:formula="of:=[.C62]/[.E62]" office:value-type="float" office:value="1.20515633104598" calcext:value-type="float">
            <text:p>1,20515633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C63]/[.D63]" office:value-type="float" office:value="1.63151954602774" calcext:value-type="float">
            <text:p>1,631519546</text:p>
          </table:table-cell>
          <table:table-cell table:formula="of:=[.C63]/[.E63]" office:value-type="float" office:value="1.3370692461517" calcext:value-type="float">
            <text:p>1,337069246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C64]/[.D64]" office:value-type="float" office:value="1.74934781225477" calcext:value-type="float">
            <text:p>1,7493478123</text:p>
          </table:table-cell>
          <table:table-cell table:formula="of:=[.C64]/[.E64]" office:value-type="float" office:value="1.4772616058721" calcext:value-type="float">
            <text:p>1,477261605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C65]/[.D65]" office:value-type="float" office:value="1.99172253352693" calcext:value-type="float">
            <text:p>1,9917225335</text:p>
          </table:table-cell>
          <table:table-cell table:formula="of:=[.C65]/[.E65]" office:value-type="float" office:value="1.55782830951537" calcext:value-type="float">
            <text:p>1,557828309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C66]/[.D66]" office:value-type="float" office:value="1.84455420523275" calcext:value-type="float">
            <text:p>1,8445542052</text:p>
          </table:table-cell>
          <table:table-cell table:formula="of:=[.C66]/[.E66]" office:value-type="float" office:value="1.58428090674811" calcext:value-type="float">
            <text:p>1,5842809067</text:p>
          </table:table-cell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.00.0000</text:date>, <text:time style:data-style-name="N2" text:time-value="19:42:12.023145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1:15:34.230267119</meta:creation-date>
    <dc:date>2018-07-16T19:51:07.540901619</dc:date>
    <meta:editing-duration>PT29M6S</meta:editing-duration>
    <meta:editing-cycles>5</meta:editing-cycles>
    <meta:generator>LibreOffice/5.1.6.2$Linux_X86_64 LibreOffice_project/10m0$Build-2</meta:generator>
    <meta:document-statistic meta:table-count="1" meta:cell-count="1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01cm" svg:height="8.981cm" xlink:href=".." xlink:type="simple" chart:class="chart:bar" chart:style-name="ch1">
        <chart:legend chart:legend-position="end" svg:x="14.82cm" svg:y="3.444cm" style:legend-expansion="high" chart:style-name="ch2"/>
        <chart:plot-area chart:style-name="ch3" table:cell-range-address="Sheet1.B12:Sheet1.F18" chart:data-source-has-labels="both" svg:x="0.348cm" svg:y="0.179cm" svg:width="14.124cm" svg:height="8.623cm">
          <chartooo:coordinate-region svg:x="1.34cm" svg:y="0.379cm" svg:width="13.132cm" svg:height="7.776cm"/>
          <chart:axis chart:dimension="x" chart:name="primary-x" chart:style-name="ch4" chartooo:axis-type="auto">
            <chartooo:date-scale/>
            <chart:categories table:cell-range-address="Sheet1.B13:Sheet1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3:Sheet1.C18" chart:label-cell-address="Sheet1.C12:Sheet1.C12" chart:class="chart:bar">
            <chart:data-point chart:repeated="6"/>
          </chart:series>
          <chart:series chart:style-name="ch8" chart:values-cell-range-address="Sheet1.D13:Sheet1.D18" chart:label-cell-address="Sheet1.D12:Sheet1.D12" chart:class="chart:bar">
            <chart:data-point chart:repeated="6"/>
          </chart:series>
          <chart:series chart:style-name="ch9" chart:values-cell-range-address="Sheet1.E13:Sheet1.E18" chart:label-cell-address="Sheet1.E12:Sheet1.E12" chart:class="chart:bar">
            <chart:data-point chart:repeated="6"/>
          </chart:series>
          <chart:series chart:style-name="ch10" chart:values-cell-range-address="Sheet1.F13:Sheet1.F18" chart:label-cell-address="Sheet1.F12:Sheet1.F1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ell</text:p>
                <draw:g>
                  <svg:desc>Sheet1.C12:Sheet1.C12</svg:desc>
                </draw:g>
              </table:table-cell>
              <table:table-cell office:value-type="string">
                <text:p>OpenMP</text:p>
                <draw:g>
                  <svg:desc>Sheet1.D12:Sheet1.D12</svg:desc>
                </draw:g>
              </table:table-cell>
              <table:table-cell office:value-type="string">
                <text:p>std::threads</text:p>
                <draw:g>
                  <svg:desc>Sheet1.E12:Sheet1.E12</svg:desc>
                </draw:g>
              </table:table-cell>
              <table:table-cell office:value-type="string">
                <text:p>OpenMPI</text:p>
                <draw:g>
                  <svg:desc>Sheet1.F12:Sheet1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x 1000</text:p>
                <draw:g>
                  <svg:desc>Sheet1.B13:Sheet1.B18</svg:desc>
                </draw:g>
              </table:table-cell>
              <table:table-cell office:value-type="float" office:value="35.895925">
                <text:p>35.895925</text:p>
                <draw:g>
                  <svg:desc>Sheet1.C13:Sheet1.C18</svg:desc>
                </draw:g>
              </table:table-cell>
              <table:table-cell office:value-type="float" office:value="21.235075">
                <text:p>21.235075</text:p>
                <draw:g>
                  <svg:desc>Sheet1.D13:Sheet1.D18</svg:desc>
                </draw:g>
              </table:table-cell>
              <table:table-cell office:value-type="float" office:value="34.6675">
                <text:p>34.6675</text:p>
                <draw:g>
                  <svg:desc>Sheet1.E13:Sheet1.E18</svg:desc>
                </draw:g>
              </table:table-cell>
              <table:table-cell office:value-type="float" office:value="14.040525">
                <text:p>14.040525</text:p>
                <draw:g>
                  <svg:desc>Sheet1.F13:Sheet1.F18</svg:desc>
                </draw:g>
              </table:table-cell>
            </table:table-row>
            <table:table-row>
              <table:table-cell office:value-type="string">
                <text:p>2000 x 2000</text:p>
              </table:table-cell>
              <table:table-cell office:value-type="float" office:value="141.73">
                <text:p>141.73</text:p>
              </table:table-cell>
              <table:table-cell office:value-type="float" office:value="73.0874">
                <text:p>73.0874</text:p>
              </table:table-cell>
              <table:table-cell office:value-type="float" office:value="107.473">
                <text:p>107.473</text:p>
              </table:table-cell>
              <table:table-cell office:value-type="float" office:value="39.28977">
                <text:p>39.28977</text:p>
              </table:table-cell>
            </table:table-row>
            <table:table-row>
              <table:table-cell office:value-type="string">
                <text:p>3000 x 3000</text:p>
              </table:table-cell>
              <table:table-cell office:value-type="float" office:value="323.44875">
                <text:p>323.44875</text:p>
              </table:table-cell>
              <table:table-cell office:value-type="float" office:value="163.28225">
                <text:p>163.28225</text:p>
              </table:table-cell>
              <table:table-cell office:value-type="float" office:value="260.6372">
                <text:p>260.6372</text:p>
              </table:table-cell>
              <table:table-cell office:value-type="float" office:value="85.6657">
                <text:p>85.6657</text:p>
              </table:table-cell>
            </table:table-row>
            <table:table-row>
              <table:table-cell office:value-type="string">
                <text:p>4000 x 4000</text:p>
              </table:table-cell>
              <table:table-cell office:value-type="float" office:value="577.36">
                <text:p>577.36</text:p>
              </table:table-cell>
              <table:table-cell office:value-type="float" office:value="288.2152">
                <text:p>288.2152</text:p>
              </table:table-cell>
              <table:table-cell office:value-type="float" office:value="458.20975">
                <text:p>458.20975</text:p>
              </table:table-cell>
              <table:table-cell office:value-type="float" office:value="150.041">
                <text:p>150.041</text:p>
              </table:table-cell>
            </table:table-row>
            <table:table-row>
              <table:table-cell office:value-type="string">
                <text:p>5000 x 5000</text:p>
              </table:table-cell>
              <table:table-cell office:value-type="float" office:value="913.93425">
                <text:p>913.93425</text:p>
              </table:table-cell>
              <table:table-cell office:value-type="float" office:value="447.493">
                <text:p>447.493</text:p>
              </table:table-cell>
              <table:table-cell office:value-type="float" office:value="566.7405">
                <text:p>566.7405</text:p>
              </table:table-cell>
              <table:table-cell office:value-type="float" office:value="234.3307">
                <text:p>234.3307</text:p>
              </table:table-cell>
            </table:table-row>
            <table:table-row>
              <table:table-cell office:value-type="string">
                <text:p>6000 x 6000</text:p>
              </table:table-cell>
              <table:table-cell office:value-type="float" office:value="1306.5125">
                <text:p>1306.5125</text:p>
              </table:table-cell>
              <table:table-cell office:value-type="float" office:value="643.515">
                <text:p>643.515</text:p>
              </table:table-cell>
              <table:table-cell office:value-type="float" office:value="770.2575">
                <text:p>770.2575</text:p>
              </table:table-cell>
              <table:table-cell office:value-type="float" office:value="338.6947">
                <text:p>338.6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01cm" svg:height="8.981cm" xlink:href=".." xlink:type="simple" chart:class="chart:bar" chart:style-name="ch1">
        <chart:legend chart:legend-position="end" svg:x="14.82cm" svg:y="3.444cm" style:legend-expansion="high" chart:style-name="ch2"/>
        <chart:plot-area chart:style-name="ch3" table:cell-range-address="Sheet1.B37:Sheet1.F43" chart:data-source-has-labels="both" svg:x="0.348cm" svg:y="0.179cm" svg:width="14.124cm" svg:height="8.623cm">
          <chartooo:coordinate-region svg:x="1.34cm" svg:y="0.379cm" svg:width="13.132cm" svg:height="7.776cm"/>
          <chart:axis chart:dimension="x" chart:name="primary-x" chart:style-name="ch4" chartooo:axis-type="auto">
            <chartooo:date-scale/>
            <chart:categories table:cell-range-address="Sheet1.B38:Sheet1.B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8:Sheet1.C43" chart:label-cell-address="Sheet1.C37:Sheet1.C37" chart:class="chart:bar">
            <chart:data-point chart:repeated="6"/>
          </chart:series>
          <chart:series chart:style-name="ch8" chart:values-cell-range-address="Sheet1.D38:Sheet1.D43" chart:label-cell-address="Sheet1.D37:Sheet1.D37" chart:class="chart:bar">
            <chart:data-point chart:repeated="6"/>
          </chart:series>
          <chart:series chart:style-name="ch9" chart:values-cell-range-address="Sheet1.E38:Sheet1.E43" chart:label-cell-address="Sheet1.E37:Sheet1.E37" chart:class="chart:bar">
            <chart:data-point chart:repeated="6"/>
          </chart:series>
          <chart:series chart:style-name="ch10" chart:values-cell-range-address="Sheet1.F38:Sheet1.F43" chart:label-cell-address="Sheet1.F37:Sheet1.F3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ell</text:p>
                <draw:g>
                  <svg:desc>Sheet1.C37:Sheet1.C37</svg:desc>
                </draw:g>
              </table:table-cell>
              <table:table-cell office:value-type="string">
                <text:p>OpenMP</text:p>
                <draw:g>
                  <svg:desc>Sheet1.D37:Sheet1.D37</svg:desc>
                </draw:g>
              </table:table-cell>
              <table:table-cell office:value-type="string">
                <text:p>std::threads</text:p>
                <draw:g>
                  <svg:desc>Sheet1.E37:Sheet1.E37</svg:desc>
                </draw:g>
              </table:table-cell>
              <table:table-cell office:value-type="string">
                <text:p>OpenMPI</text:p>
                <draw:g>
                  <svg:desc>Sheet1.F37:Sheet1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x 1000</text:p>
                <draw:g>
                  <svg:desc>Sheet1.B38:Sheet1.B43</svg:desc>
                </draw:g>
              </table:table-cell>
              <table:table-cell office:value-type="float" office:value="35.895925">
                <text:p>35.895925</text:p>
                <draw:g>
                  <svg:desc>Sheet1.C38:Sheet1.C43</svg:desc>
                </draw:g>
              </table:table-cell>
              <table:table-cell office:value-type="float" office:value="18.1516">
                <text:p>18.1516</text:p>
                <draw:g>
                  <svg:desc>Sheet1.D38:Sheet1.D43</svg:desc>
                </draw:g>
              </table:table-cell>
              <table:table-cell office:value-type="float" office:value="26.0216">
                <text:p>26.0216</text:p>
                <draw:g>
                  <svg:desc>Sheet1.E38:Sheet1.E43</svg:desc>
                </draw:g>
              </table:table-cell>
              <table:table-cell office:value-type="float" office:value="11.9777825">
                <text:p>11.9777825</text:p>
                <draw:g>
                  <svg:desc>Sheet1.F38:Sheet1.F43</svg:desc>
                </draw:g>
              </table:table-cell>
            </table:table-row>
            <table:table-row>
              <table:table-cell office:value-type="string">
                <text:p>2000 x 2000</text:p>
              </table:table-cell>
              <table:table-cell office:value-type="float" office:value="141.73">
                <text:p>141.73</text:p>
              </table:table-cell>
              <table:table-cell office:value-type="float" office:value="86.405875">
                <text:p>86.405875</text:p>
              </table:table-cell>
              <table:table-cell office:value-type="float" office:value="82.22737">
                <text:p>82.22737</text:p>
              </table:table-cell>
              <table:table-cell office:value-type="float" office:value="33.05137">
                <text:p>33.05137</text:p>
              </table:table-cell>
            </table:table-row>
            <table:table-row>
              <table:table-cell office:value-type="string">
                <text:p>3000 x 3000</text:p>
              </table:table-cell>
              <table:table-cell office:value-type="float" office:value="323.44875">
                <text:p>323.44875</text:p>
              </table:table-cell>
              <table:table-cell office:value-type="float" office:value="181.94925">
                <text:p>181.94925</text:p>
              </table:table-cell>
              <table:table-cell office:value-type="float" office:value="171.7497">
                <text:p>171.7497</text:p>
              </table:table-cell>
              <table:table-cell office:value-type="float" office:value="67.212575">
                <text:p>67.212575</text:p>
              </table:table-cell>
            </table:table-row>
            <table:table-row>
              <table:table-cell office:value-type="string">
                <text:p>4000 x 4000</text:p>
              </table:table-cell>
              <table:table-cell office:value-type="float" office:value="577.36">
                <text:p>577.36</text:p>
              </table:table-cell>
              <table:table-cell office:value-type="float" office:value="281.9697">
                <text:p>281.9697</text:p>
              </table:table-cell>
              <table:table-cell office:value-type="float" office:value="296.42625">
                <text:p>296.42625</text:p>
              </table:table-cell>
              <table:table-cell office:value-type="float" office:value="113.23925">
                <text:p>113.23925</text:p>
              </table:table-cell>
            </table:table-row>
            <table:table-row>
              <table:table-cell office:value-type="string">
                <text:p>5000 x 5000</text:p>
              </table:table-cell>
              <table:table-cell office:value-type="float" office:value="913.93425">
                <text:p>913.93425</text:p>
              </table:table-cell>
              <table:table-cell office:value-type="float" office:value="436.947">
                <text:p>436.947</text:p>
              </table:table-cell>
              <table:table-cell office:value-type="float" office:value="450.5655">
                <text:p>450.5655</text:p>
              </table:table-cell>
              <table:table-cell office:value-type="float" office:value="174.63525">
                <text:p>174.63525</text:p>
              </table:table-cell>
            </table:table-row>
            <table:table-row>
              <table:table-cell office:value-type="string">
                <text:p>6000 x 6000</text:p>
              </table:table-cell>
              <table:table-cell office:value-type="float" office:value="1306.5125">
                <text:p>1306.5125</text:p>
              </table:table-cell>
              <table:table-cell office:value-type="float" office:value="610.23">
                <text:p>610.23</text:p>
              </table:table-cell>
              <table:table-cell office:value-type="float" office:value="636.4405">
                <text:p>636.4405</text:p>
              </table:table-cell>
              <table:table-cell office:value-type="float" office:value="245.1835">
                <text:p>245.1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01cm" svg:height="8.981cm" xlink:href=".." xlink:type="simple" chart:class="chart:bar" chart:style-name="ch1">
        <chart:legend chart:legend-position="end" svg:x="14.82cm" svg:y="3.693cm" style:legend-expansion="high" chart:style-name="ch2"/>
        <chart:plot-area chart:style-name="ch3" table:cell-range-address="Sheet1.B60:Sheet1.E66" chart:data-source-has-labels="both" svg:x="0.348cm" svg:y="0.179cm" svg:width="14.124cm" svg:height="8.623cm">
          <chartooo:coordinate-region svg:x="1.34cm" svg:y="0.379cm" svg:width="13.132cm" svg:height="7.776cm"/>
          <chart:axis chart:dimension="x" chart:name="primary-x" chart:style-name="ch4" chartooo:axis-type="auto">
            <chartooo:date-scale/>
            <chart:categories table:cell-range-address="Sheet1.B61:Sheet1.B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1:Sheet1.C66" chart:label-cell-address="Sheet1.C60:Sheet1.C60" chart:class="chart:bar">
            <chart:data-point chart:repeated="6"/>
          </chart:series>
          <chart:series chart:style-name="ch8" chart:values-cell-range-address="Sheet1.D61:Sheet1.D66" chart:label-cell-address="Sheet1.D60:Sheet1.D60" chart:class="chart:bar">
            <chart:data-point chart:repeated="6"/>
          </chart:series>
          <chart:series chart:style-name="ch9" chart:values-cell-range-address="Sheet1.E61:Sheet1.E66" chart:label-cell-address="Sheet1.E60:Sheet1.E6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ell</text:p>
                <draw:g>
                  <svg:desc>Sheet1.C60:Sheet1.C60</svg:desc>
                </draw:g>
              </table:table-cell>
              <table:table-cell office:value-type="string">
                <text:p>OpenMP</text:p>
                <draw:g>
                  <svg:desc>Sheet1.D60:Sheet1.D60</svg:desc>
                </draw:g>
              </table:table-cell>
              <table:table-cell office:value-type="string">
                <text:p>std::threads</text:p>
                <draw:g>
                  <svg:desc>Sheet1.E60:Sheet1.E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x 1000</text:p>
                <draw:g>
                  <svg:desc>Sheet1.B61:Sheet1.B66</svg:desc>
                </draw:g>
              </table:table-cell>
              <table:table-cell office:value-type="float" office:value="35.895925">
                <text:p>35.895925</text:p>
                <draw:g>
                  <svg:desc>Sheet1.C61:Sheet1.C66</svg:desc>
                </draw:g>
              </table:table-cell>
              <table:table-cell office:value-type="float" office:value="33.58825">
                <text:p>33.58825</text:p>
                <draw:g>
                  <svg:desc>Sheet1.D61:Sheet1.D66</svg:desc>
                </draw:g>
              </table:table-cell>
              <table:table-cell office:value-type="float" office:value="34.21415">
                <text:p>34.21415</text:p>
                <draw:g>
                  <svg:desc>Sheet1.E61:Sheet1.E66</svg:desc>
                </draw:g>
              </table:table-cell>
            </table:table-row>
            <table:table-row>
              <table:table-cell office:value-type="string">
                <text:p>2000 x 2000</text:p>
              </table:table-cell>
              <table:table-cell office:value-type="float" office:value="141.73">
                <text:p>141.73</text:p>
              </table:table-cell>
              <table:table-cell office:value-type="float" office:value="111.91365">
                <text:p>111.91365</text:p>
              </table:table-cell>
              <table:table-cell office:value-type="float" office:value="117.603">
                <text:p>117.603</text:p>
              </table:table-cell>
            </table:table-row>
            <table:table-row>
              <table:table-cell office:value-type="string">
                <text:p>3000 x 3000</text:p>
              </table:table-cell>
              <table:table-cell office:value-type="float" office:value="323.44875">
                <text:p>323.44875</text:p>
              </table:table-cell>
              <table:table-cell office:value-type="float" office:value="198.25">
                <text:p>198.25</text:p>
              </table:table-cell>
              <table:table-cell office:value-type="float" office:value="241.90875">
                <text:p>241.90875</text:p>
              </table:table-cell>
            </table:table-row>
            <table:table-row>
              <table:table-cell office:value-type="string">
                <text:p>4000 x 4000</text:p>
              </table:table-cell>
              <table:table-cell office:value-type="float" office:value="577.36">
                <text:p>577.36</text:p>
              </table:table-cell>
              <table:table-cell office:value-type="float" office:value="330.043">
                <text:p>330.043</text:p>
              </table:table-cell>
              <table:table-cell office:value-type="float" office:value="390.83125">
                <text:p>390.83125</text:p>
              </table:table-cell>
            </table:table-row>
            <table:table-row>
              <table:table-cell office:value-type="string">
                <text:p>5000 x 5000</text:p>
              </table:table-cell>
              <table:table-cell office:value-type="float" office:value="913.93425">
                <text:p>913.93425</text:p>
              </table:table-cell>
              <table:table-cell office:value-type="float" office:value="458.86625">
                <text:p>458.86625</text:p>
              </table:table-cell>
              <table:table-cell office:value-type="float" office:value="586.672">
                <text:p>586.672</text:p>
              </table:table-cell>
            </table:table-row>
            <table:table-row>
              <table:table-cell office:value-type="string">
                <text:p>6000 x 6000</text:p>
              </table:table-cell>
              <table:table-cell office:value-type="float" office:value="1306.5125">
                <text:p>1306.5125</text:p>
              </table:table-cell>
              <table:table-cell office:value-type="float" office:value="708.308">
                <text:p>708.308</text:p>
              </table:table-cell>
              <table:table-cell office:value-type="float" office:value="824.67225">
                <text:p>824.672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